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position="super 58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4_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An exegetical lecture on Vaer<text:span text:style-name="T1">á</text:span><text:span text:style-name="T2"> [Hebrew]/</text:span></text:p>
      <text:p text:style-name="P5"/>
      <text:p text:style-name="P5">[Page 1]</text:p>
      <text:p text:style-name="P5">Brethren! <text:s/>You may have heard both Hebrews and Gentiles/ repeatedly ask: "How could the King of Egypt resolve/ to loosen the chains that bound Israel, if he was not/ the master of his own actions? <text:s/>Do we not read/ in the Scriptures that God had hardened Pharaoh's/ heart? <text:s/>Was he not then a tool in the hand of/ the artificer? <text:s/>How could he alter his course, when/ the means by which he might accomplish the task,/ were withheld from him? <text:s/>To solve these im-/-portant questions, it is necessary to understand, how a/ sinful being can atone for his misdeeds, and propitiate/ the grace of God. <text:s/>When man looks back/ on his past conduct and feels that he has acted/ in opposition to the will of the Almighty; when/ this retrospective examination awakens self-reproach/ and a strong desire to amend the evil done; when/ forgiveness is sincerely petitioned for, and righteousness/ becomes the highest aspiration of the once fallen creature,/ he then can be called a true penitent, for of him Eze-/-kiel says "when the wicked man turneth away/ from his wickedness that he hath committed./</text:p>
      <text:p text:style-name="P5"/>
      <text:p text:style-name="P5">[Page 2]</text:p>
      <text:p text:style-name="P4"><text:span text:style-name="T2">and doth that which is lawful and right, he shall/ save his soul alive, because he considerth and turneth/ away form his transgressions that he hath committed,/ he shall surely live, he shall not die." <text:s/>Mark,/ my Brethren! "because he considereth, he turneth away"/ [Hebrew]. <text:s/>his repentance is not the effect/ of </text:span><text:soft-page-break/><text:span text:style-name="T2">fear; nor does the increase of suffering compel/ him to relinquish his sinful habits, but compunction/ actuates him. <text:s/>He considers that the path he has/ trodden, is hated by the Lord, and he gladly avoids it./ <text:s/>But there are men who will desist from sinning,/ but who will </text:span><text:span text:style-name="T3">not</text:span><text:span text:style-name="T2"> never repent. <text:s/>Not because/ they have not been endowed with freedom of will,/ but because they misapply that divine gift./ <text:s/>Such are those who deny God. <text:s/>Those of whom our/ Sages have written [Hebrew]/ "the impious even on the verge of death will not/ repent." <text:s/>They refuse to admit their accounta-/-bility to a higher authority, and how can they discover/ in their actions anything reprehensible? <text:s/>Should/ one endeavour to withdraw them from their sinful/</text:span></text:p>
      <text:p text:style-name="P5"/>
      <text:p text:style-name="P5">[Page 3]</text:p>
      <text:p text:style-name="P4"><text:span text:style-name="T2">way, he would only succeed in calling down upon/ himself their ill-will. <text:s/>They do not acknowledge/ a Supreme Ruler of the universe, and how could/ the admonitions of a human instructor find access/ into their hearts? <text:s/>His words will appear un-/-meaning; his denunciations will excite their derision./ <text:s/>Were he even so supernaturally gifted, that he could/ confirm his teaching by miracles, the unbelievers/ might marvel, but still persist in their incredulity./ <text:s/>Their corrupt minds would fancy to discover in the/ wonders they witness, the effect of some natural causes,/ which a dexterous hand knows how to apply./ <text:s/>For, to draw such an inference would appear to/ them more sensible than to arrive at the conclusion/ that an Almighty Being has given to</text:span><text:span text:style-name="T4">2</text:span><text:span text:style-name="T2"> nature existence</text:span><text:span text:style-name="T4">1</text:span><text:span text:style-name="T2">/ by his immeasurable wisdom, and he can by the/ same wisdom, invert the laws of nature, when necessary/ to teach mankind justice and truth./</text:span></text:p>
      <text:p text:style-name="P5">Should the miracles that the unbelievers behold,/ affect them personally with great severity; should/ a life of ease, change through them into one of/ </text:p>
      <text:p text:style-name="P5"/>
      <text:p text:style-name="P5">[Page 4]</text:p>
      <text:p text:style-name="P5">bitter treats, the sufferers may seem humbled, but/ their subdued appearance is not the consciousness of/ guilt; it is the result of the extreme pain they endure./ <text:s/>For, no sooner shall it have abated, than they will/ relapse into their former habits. <text:s/>They will charge them-/-selves with cowardice, and obdurately follow again/ an evil course./</text:p>
      <text:p text:style-name="P5">Now, my hearers, what I have said in plain language,/ that I might be well understood, will furnish every one of/ you with a ready answer for him who might cavil/ about the causes of Pharoah's obstinacy./</text:p>
      <text:p text:style-name="P5">God, before whose vision the future must necessarily/ be open as the present, knew that the Ruler of/ Mizraim would not yeild[sic!] of his own accord to the request/ of Moses. <text:s/>And this fact He communicated to his/ inspired servant at the outset, when He asked him/ to assume the mission of liberating Israel. <text:s/>[Hebrew]/ [Hebrew] "I know that the king of/ Egypt will not suffer you to go, unless by a strong/ hand." <text:s/>Repeated chastisements of a fearful/ nature, might at last force him into an unwilling/</text:p>
      <text:p text:style-name="P5"/>
      <text:p text:style-name="P5">[Page 5]</text:p>
      <text:p text:style-name="P5">compliance; yet he would cling to his errors./ <text:s/>His mind and that of his subjects would remain/ unimproved. <text:s/>But the Almighty who would/ teach all coming generations that tyranny is a/ hateful sin, hardened the heart of Pharoah, that/ he might endure what he could not have naturally/ borne any longer, until he acknowledged his crime/ and the justice of the divine decree. <text:s/>For even/ so we hear him exclaim after the inflinction[sic!] of the/ eighth plague [Hebrew] "I have sinned against/ the Lord your God and against you." <text:s/>But/ contrast, my Brethren! this utterance with the/ response he made to the first demand of Moses./ <text:s/>[Hebrew]/ he then arrogantly said "Who is the Lord, that I shall/ hearken unto his voice to send Israel free, I know not/ this Lord, neither will I let Israel go"; implying that/ he could not believe in the existence of an avenging/ God whose ears were open to the cry of those he tyrannized/ over, and that he could not so be daunted by threats,/ as to give liberty to a race of men whose toils enriched his land./</text:p>
      <text:p text:style-name="P5"><text:soft-page-break/></text:p>
      <text:p text:style-name="P5">[Page 6]</text:p>
      <text:p text:style-name="P4"><text:span text:style-name="T2">And if you will moreover consult the Hebrew text you/ will perceive, as I once before explained at large, that/ not until the sixth plague--that of the boils--/ had been brought upon Egypt, does the phrase [Hebrew]/ [Hebrew] "the Lord hardened the heart of Pharoah", occurs./ <text:s/>During all the preceding strokes we read [Hebrew]/ "Pharoah's heart hardened" or [Hebrew] "Pharoah/ made his heart obdurate" and similar expressions./ <text:s/>But in addition to this fast, proving that the </text:span><text:span text:style-name="T3">su</text:span><text:span text:style-name="T2">/ stubborness[sic!] of the king of Myraim was for a long/ period occasioned by his inherent wickedness,/ the concurrent testimony of history shows that it/ was so generally understood and admitted by the people/ of ancient days. <text:s/>Thus, when the ark of the Lord was cap-/-tured by the Philistines, and they desired to return it/ with tokens of repentance, they were exhorted to do/ so by their priests in the following language "Why will/ ye harden your heart, as the Egyptians and Pharoah/ did </text:span><text:span text:style-name="T3">hea</text:span><text:span text:style-name="T2"> harden their heart!" <text:s/>Yes, the unbending/ will of the King of Myriam made him stand a series of disastrous/ events, which would have broken the spirit of any/</text:span></text:p>
      <text:p text:style-name="P5"/>
      <text:p text:style-name="P5">[Page 7]</text:p>
      <text:p text:style-name="P4"><text:span text:style-name="T2">one less persistent in evil rather than loosen the chains of his bondsmen but when total ruin/ stared in his face, and he would have yeilded[sic!] to avert/ it, then a superhuman strength was given him/ that he might receive the full measure of his/ iniquities. <text:s/>Accordingly we read in the lesson of this/ Sabbath "For now I might have stretched forth my/ hand, and smitten thee and thy people with pestilence,/ and thou wouldst be cut off from the earth, </text:span><text:span text:style-name="T3">and</text:span><text:span text:style-name="T2"> but in/ very deed for this cause have I raised thee up, for to show/ in thee my power, and that my name might be declared/ throughout all the earth". <text:s/>Twofold was the object/ which the universal Judge would compass by hardening/ the heart of Pharaoh; firstly, He would continue as He/ had begun to suit the punishment to the nature of the/ crime committed [Hebrew]. <text:s/>The water of the Nile had/ been redeemed with the blood of innocent babes, therefore/ it ran blood for seven consecutive days, to the sorrow/ of all the Egyptians. <text:s/>The latter sought to extend and/ embelish[sic!] their country by the hardship of a whole race/ of men, therefore was their country laid waste by/ vile reptiles. <text:s/>They had bowed their head at the/</text:span></text:p>
      <text:p text:style-name="P4"><text:span text:style-name="T2"/></text:p>
      <text:p text:style-name="P4"><text:span text:style-name="T2">[Page 8]</text:span></text:p>
      <text:p text:style-name="P4"><text:span text:style-name="T2">throne of fulsome objects, they were therefore tormented/ by loathsome </text:span><text:span text:style-name="T3">objects</text:span><text:span text:style-name="T2"> insects. <text:s/>They had inhumanly torn/ the flesh of the offspring of Jacob, therefore were/ they torn by ferocious beasts. <text:s/>They had dispossessed Israel/ of what their ancestor Joseph had legally acquired,/ therefore their own riches consisting of herd &amp; flock was consumed by a pestilence./ <text:s/>They had denied God a power over nature, therefore He/ changed its order that they might be chastised by a substance/ the lightest in nature, even the soot of the furnace. <text:s/>And/ when their pertinacious will began to flag He lent it/ vigour that they might witness not only his boundless/ power, but the justice of his ordinances, the heavenly/ compassion He bestows on the oppressed, and the destruction/ He reserves for the oppressors. <text:s/>Secondly: He would/ teach generations yet unborn, that He alone is everlasting,/ all-mighty and all-wise; for when they shall/ be told of the marvellous[sic!] deeds wrought in Egypt;/ how a land on which the heavens never rain was/ ravaged by violent hail, how the locust that had/ never before visited the Egyptian coast, turned that/</text:span></text:p>
      <text:p text:style-name="P4"><text:span text:style-name="T2"/></text:p>
      <text:p text:style-name="P4"><text:span text:style-name="T2">[Page 9]</text:span></text:p>
      <text:p text:style-name="P4"><text:span text:style-name="T2">fertile province into a barren soil; how the sky where/ the Sun reigns in all its brightness was impenetrably/ darkened for three consecutive days; how in one night/ those who had embittered the lives of the first-born/ children of God; saw death cut off their own first-/born, they shall learn that as clay in the potter's/ hand, so is all mankind is the hand of their/ great Maker; that He judges the universe with righteous-/-ness, and people with rectitude [Hebrew]/ that if he allows the wicked to live, </text:span><text:soft-page-break/><text:span text:style-name="T2">it is to accomplish/ thereby some ultimate good. <text:s/>If he calls hence the pious/ in the spring of life, it is to shield them under the wings of/ his mercy, against the day of wrath; that the unworthy/ may long enjoy his bountiful gifts; but their latter end/ will be endurable misery, that his faithful ones/ may bear trials and persecution, but </text:span><text:span text:style-name="T3">interminable</text:span><text:span text:style-name="T2"> a/ glory which is never obscured awaits them. <text:s/>Such, my/ dear hearers! was the design of the Almighty when He/ hardened the heart of Pharaoh, and delivered us from slavery,/ and such lessons it is our duty to instill into the minds/ of our children./</text:span></text:p>
      <text:p text:style-name="P4"><text:span text:style-name="T2"/></text:p>
      <text:p text:style-name="P4"><text:span text:style-name="T2">[Page 10]</text:span></text:p>
      <text:p text:style-name="P4"><text:span text:style-name="T2">But you will ask: "[Hebrew]" Who stood in the/ counsel of the Lord?, that he may tell us with cer-/-tainty why events which appear to us as clashing/ with our ideas of justice happen in the world? <text:s/>No one,/ not even his inspired messengers could explain to us/ what only pure spirits can comprehend, but when/ our own history, and the laws of nature attest the/ wisdom, the benignity, and the long-suffering of/ the Most-High God, should we not argue from them/ that even what is too recondite for our thoughts/ springs from a fountain of goodness and mercy?/ <text:s/>Should we not put on the armour of faith </text:span><text:span text:style-name="T3">the armour</text:span><text:span text:style-name="T2">/ </text:span><text:span text:style-name="T3">of faith</text:span><text:span text:style-name="T2">, and instead of destroying the fence of our/ mind by investigations too audacious, meekly petition/ the Lord, like the Royal shepherd [Hebrew]/ "O God! send Thy light and Thy truth that they </text:span><text:span text:style-name="T3">might</text:span><text:span text:style-name="T2">/ may guide me?" <text:s/>We will, my friends! <text:s/>Like our fathers/ who believed in the Lord, when crushed to the earth with/</text:span></text:p>
      <text:p text:style-name="P4"><text:span text:style-name="T2"/></text:p>
      <text:p text:style-name="P4"><text:span text:style-name="T2">[Page 11]<text:line-break/>unutterable afflictions, we will believe in Him, [?]/ to his commands, and </text:span><text:span text:style-name="T3">hope in</text:span><text:span text:style-name="T2"> await for his temporal and/ eternal salvation now and 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2T15:26:38.01</meta:creation-date>
    <dc:date>2012-04-16T10:46:15.34</dc:date>
    <dc:creator>Penn Libraries</dc:creator>
    <meta:editing-duration>PT00H49M29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5" meta:paragraph-count="86" meta:word-count="2059" meta:character-count="12337"/>
  </office:meta>
</office:document-meta>
</file>